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color="#000000" style:text-outline="false" style:text-line-through-styl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size-complex="7.94999980926514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2"/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2">
          <table:table-cell/>
          <table:table-cell table:style-name="ce2" office:value-type="string">
            <text:p>1. new node : “j0” (in “start()”)</text:p>
          </table:table-cell>
          <table:table-cell table:number-columns-repeated="3"/>
          <table:table-cell table:style-name="ce1" office:value-type="string">
            <text:p>20190829_113527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>
            <text:p>1. condition → pending orders?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1. if YES → go to j1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2. if NO → goto j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2. “[eap-2.id-1].(20190829_111540).log”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office:value-type="string">
            <text:p>1. ==&gt; add pair, period, too.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1. detect pattern</text:p>
          </table:table-cell>
          <table:table-cell table:number-columns-repeated="3"/>
          <table:table-cell office:value-type="string">
            <text:p>20190903_122953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1. 例えば、３本連下げを集める（python）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2. 事例を５つぐらい、眺めてみる。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Default" office:value-type="string">
            <text:p>3. 共通の特徴を、３つぐらい、ピックアップ。（m1~3)</text:p>
          </table:table-cell>
          <table:table-cell table:style-name="Default" table:number-columns-repeated="4"/>
        </table:table-row>
        <table:table-row table:style-name="ro3">
          <table:table-cell table:number-columns-repeated="2"/>
          <table:table-cell table:style-name="Default" office:value-type="string">
            <text:p>4. それらの、m1~3 を、条件として、mql のプログ、作る（n1）</text:p>
          </table:table-cell>
          <table:table-cell table:style-name="Default" table:number-columns-repeated="4"/>
        </table:table-row>
        <table:table-row table:style-name="ro3">
          <table:table-cell table:number-columns-repeated="2"/>
          <table:table-cell table:style-name="Default" office:value-type="string">
            <text:p>5. n1 ==&gt; 実行 (on mt4)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>
            <text:p>2. mt4 prog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office:value-type="string">
            <text:p>1. trailing-stop feature</text:p>
          </table:table-cell>
          <table:table-cell table:style-name="Default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4">2019/09/04</text:date>, <text:time>14:07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9-04T13:19:56.95</meta:creation-date>
    <meta:generator>OpenOffice/4.1.3$Win32 OpenOffice.org_project/413m1$Build-9783</meta:generator>
    <dc:date>2019-09-04T14:07:43.39</dc:date>
    <dc:creator>iwabuchi ken</dc:creator>
    <meta:editing-duration>PT47M47S</meta:editing-duration>
    <meta:editing-cycles>3</meta:editing-cycles>
    <meta:document-statistic meta:table-count="1" meta:cell-count="16" meta:object-count="0"/>
  </office:meta>
</office:document-meta>
</file>